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0f17" officeooo:paragraph-rsid="00180f17"/>
    </style:style>
    <style:style style:name="P2" style:family="paragraph" style:parent-style-name="Standard">
      <style:text-properties officeooo:rsid="0019930d" officeooo:paragraph-rsid="0019930d"/>
    </style:style>
    <style:style style:name="P3" style:family="paragraph" style:parent-style-name="Standard">
      <style:text-properties officeooo:paragraph-rsid="0019930d"/>
    </style:style>
    <style:style style:name="T1" style:family="text">
      <style:text-properties officeooo:rsid="0019930d"/>
    </style:style>
    <style:style style:name="T2" style:family="text">
      <style:text-properties officeooo:rsid="001ad02a"/>
    </style:style>
    <style:style style:name="T3" style:family="text">
      <style:text-properties officeooo:rsid="001b2cf4"/>
    </style:style>
    <style:style style:name="T4" style:family="text">
      <style:text-properties officeooo:rsid="001cfea6"/>
    </style:style>
    <style:style style:name="T5" style:family="text">
      <style:text-properties officeooo:rsid="001de6e6"/>
    </style:style>
    <style:style style:name="T6" style:family="text">
      <style:text-properties officeooo:rsid="001dfd56"/>
    </style:style>
    <style:style style:name="T7" style:family="text">
      <style:text-properties officeooo:rsid="001ecf38"/>
    </style:style>
    <style:style style:name="T8" style:family="text">
      <style:text-properties officeooo:rsid="001ff3f8"/>
    </style:style>
    <style:style style:name="T9" style:family="text">
      <style:text-properties officeooo:rsid="00202271"/>
    </style:style>
    <style:style style:name="T10" style:family="text">
      <style:text-properties officeooo:rsid="002182c0"/>
    </style:style>
    <style:style style:name="T11" style:family="text">
      <style:text-properties officeooo:rsid="00230aae"/>
    </style:style>
    <style:style style:name="T12" style:family="text">
      <style:text-properties officeooo:rsid="002369eb"/>
    </style:style>
    <style:style style:name="T13" style:family="text">
      <style:text-properties officeooo:rsid="0024de9c"/>
    </style:style>
    <style:style style:name="T14" style:family="text">
      <style:text-properties officeooo:rsid="00262ce9"/>
    </style:style>
    <style:style style:name="T15" style:family="text">
      <style:text-properties officeooo:rsid="0026c081"/>
    </style:style>
    <style:style style:name="T16" style:family="text">
      <style:text-properties officeooo:rsid="00270b02"/>
    </style:style>
    <style:style style:name="T17" style:family="text">
      <style:text-properties officeooo:rsid="00272269"/>
    </style:style>
    <style:style style:name="T18" style:family="text">
      <style:text-properties officeooo:rsid="0027f733"/>
    </style:style>
    <style:style style:name="T19" style:family="text">
      <style:text-properties officeooo:rsid="00290f0c"/>
    </style:style>
    <style:style style:name="T20" style:family="text">
      <style:text-properties officeooo:rsid="00292c45"/>
    </style:style>
    <style:style style:name="T21" style:family="text">
      <style:text-properties officeooo:rsid="00298309"/>
    </style:style>
    <style:style style:name="T22" style:family="text">
      <style:text-properties officeooo:rsid="002b5082"/>
    </style:style>
    <style:style style:name="T23" style:family="text">
      <style:text-properties officeooo:rsid="002c7ed2"/>
    </style:style>
    <style:style style:name="T24" style:family="text">
      <style:text-properties officeooo:rsid="002cf723"/>
    </style:style>
    <style:style style:name="T25" style:family="text">
      <style:text-properties officeooo:rsid="002e57c6"/>
    </style:style>
    <style:style style:name="T26" style:family="text">
      <style:text-properties officeooo:rsid="002efef0"/>
    </style:style>
    <style:style style:name="T27" style:family="text">
      <style:text-properties officeooo:rsid="00306d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 – <text:span text:style-name="T2">I was assigned to make a chatbot based on five previous projects we have made </text:span><text:span text:style-name="T11">for</text:span><text:span text:style-name="T2"> class. </text:span><text:span text:style-name="T3">The chatbot uses information based on a South Carolina district representative, in my case district 57, to answer possible questions a user may have for said district representative. </text:span></text:p>
      <text:p text:style-name="P1"/>
      <text:p text:style-name="P2">Specification – <text:span text:style-name="T12">So to perform this task, initially I had the program read a .txt copy of the webpage but since I encountered issues with the extraction I instead used someone else’s code for this task. </text:span><text:span text:style-name="T13">His code downloaded a html copy of the webpage by going to the URL. His program would also read the contents of the html for the information used for the representative. </text:span><text:span text:style-name="T14">Then, my main program would make a representative object based on the information gathered. </text:span><text:span text:style-name="T15">Continuing on, it then gets the current time and formats it to allow it to be used for a file name. </text:span><text:span text:style-name="T16">The program than gets the start time and starts the loop where it asks the questions. In the try block, it makes an output log file and a file writer for the log. The program asks the user for a question and gets the response and turns it all lower case. This was done to make the response case insensitive. </text:span><text:span text:style-name="T17">Then, the program calls a method I made that will get a corresponding code depending on what was asked. This was done for better readability. </text:span><text:span text:style-name="T18">When the program quits it gets the total session time and puts that into the log file and update the .csv file </text:span><text:span text:style-name="T19">before exiting the program</text:span><text:span text:style-name="T18">. </text:span><text:span text:style-name="T20">The testResponse method tests the user input against given inputs, and gives a response number based on this. To prevent out of bounds exceptions from appearing the method tests the size of the response against the size of the statement being tested. Then it will enter a for loop that iterates for the shorter of the two. </text:span><text:span text:style-name="T21">If more than a certain number is </text:span><text:span text:style-name="T22">correct the program will return the code number. </text:span><text:span text:style-name="T23">I made the update</text:span><text:span text:style-name="T24">CSV method to make the program more readable. </text:span><text:span text:style-name="T25">In it is a try and catch block that tries to make a new csv file if it does not already exist. Then, it makes a writer for it that amends to the file vs replacing the content.</text:span><text:span text:style-name="T23"> </text:span><text:span text:style-name="T26">Afterwards, it makes a reader for the file so that it can find the next empty line. It determines how many chat logs should exist by the amount of lines in the csv file. Then, it takes in number of chat files determined as said before, the user utterances, system utterances, and the amount of time taken </text:span><text:span text:style-name="T27">and puts it all into a list which is then runs for a for loop to become formatted for the csv file. This formatted string is put into the csv file and the reader and writer are closed.</text:span><text:span text:style-name="T26"> </text:span></text:p>
      <text:p text:style-name="P2"/>
      <text:p text:style-name="P3"><text:span text:style-name="T1">Development highlights – </text:span><text:span text:style-name="T2">The complete program is just 3 classes; </text:span><text:span text:style-name="T4">Representative, extractor, and myrepMain. The Representative class is used hold information about the representative, the extractor class is used to extractor the html corresponding to the representative based on the code in the page URL for the district representative. </text:span><text:span text:style-name="T5">The myrepMain class is the class that holds the main method that runs the program. I tested using my chosen district representative, </text:span>Lucas Atkinson <text:span text:style-name="T5">for district 57. </text:span><text:span text:style-name="T6">I tested against the known queries and was able to get a proper response to them all. </text:span><text:span text:style-name="T7">While coding I faced numerous issues, the one I remember most right now was that I wasn’t able to get the desired response for one of the questions. It was only recently that I saw that it was because I left in spaces in the array that would be tested against. Also, for my program 2 I was never able to figure out how to </text:span><text:span text:style-name="T11">get some information and that is why I reused Ryan Capron’s version. </text:span></text:p>
      <text:p text:style-name="P2"/>
      <text:p text:style-name="P2">Reuse – <text:span text:style-name="T3">I reused Ryan Capron’s program 1 and program 2 for my final program because his programs pull </text:span><text:span text:style-name="T7">the html directly from the URL of the website and read it for the information. Unlike mine, his was able to get all the desired information from the html so I used his code for my program. </text:span><text:span text:style-name="T8">To make my code more reusable, I made sure to heavily comment my code to help make sure that a reader should know or at least get an idea of what my code is doing.</text:span></text:p>
      <text:p text:style-name="P2"/>
      <text:p text:style-name="P2">Future Work – <text:span text:style-name="T9">In the future my chatbot could be improved by using </text:span><text:span text:style-name="T10">fuzzy matching, which would make it take misspelling better as it would just have to be close enough to the spelling vs having to be a perfect match. </text:span><text:span text:style-name="T21">Also, the testReponse method could have the confidence interval be found dynamically to make expanding it easi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5T23:26:11.095000000</dc:date>
    <meta:editing-duration>PT3H35M47S</meta:editing-duration>
    <meta:editing-cycles>28</meta:editing-cycles>
    <meta:generator>LibreOffice/7.1.6.2$Windows_X86_64 LibreOffice_project/0e133318fcee89abacd6a7d077e292f1145735c3</meta:generator>
    <meta:document-statistic meta:table-count="0" meta:image-count="0" meta:object-count="0" meta:page-count="1" meta:paragraph-count="5" meta:word-count="790" meta:character-count="4334" meta:non-whitespace-character-count="3541"/>
  </office:meta>
</office:document-meta>
</file>